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лноценный список тем для изучения PHP:</text:p>
      <text:list xml:id="list7295068943528097651" text:style-name="L1">
        <text:list-item>
          <text:p text:style-name="P2"><text:span text:style-name="Strong_20_Emphasis">Основы PHP</text:span>:</text:p>
          <text:list>
            <text:list-item>
              <text:p text:style-name="P3">Синтаксис PHP</text:p>
            </text:list-item>
            <text:list-item>
              <text:p text:style-name="P3">Переменные и типы данных</text:p>
            </text:list-item>
            <text:list-item>
              <text:p text:style-name="P3">Операторы и выражения</text:p>
            </text:list-item>
            <text:list-item>
              <text:p text:style-name="P3">Управляющие структуры (условные операторы, циклы)</text:p>
            </text:list-item>
            <text:list-item>
              <text:p text:style-name="P3">Функции</text:p>
            </text:list-item>
          </text:list>
        </text:list-item>
        <text:list-item>
          <text:p text:style-name="P2"><text:span text:style-name="Strong_20_Emphasis">Работа с формами и данными</text:span>:</text:p>
          <text:list>
            <text:list-item>
              <text:p text:style-name="P3">Обработка данных из HTML-форм</text:p>
            </text:list-item>
            <text:list-item>
              <text:p text:style-name="P3">Валидация данных</text:p>
            </text:list-item>
            <text:list-item>
              <text:p text:style-name="P3">Защита от атак (например, инъекции SQL и XSS)</text:p>
            </text:list-item>
          </text:list>
        </text:list-item>
        <text:list-item>
          <text:p text:style-name="P2"><text:span text:style-name="Strong_20_Emphasis">Работа с файлами</text:span>:</text:p>
          <text:list>
            <text:list-item>
              <text:p text:style-name="P3">Чтение и запись файлов</text:p>
            </text:list-item>
            <text:list-item>
              <text:p text:style-name="P3">Работа с директориями</text:p>
            </text:list-item>
            <text:list-item>
              <text:p text:style-name="P3">Загрузка файлов на сервер</text:p>
            </text:list-item>
          </text:list>
        </text:list-item>
        <text:list-item>
          <text:p text:style-name="P2"><text:span text:style-name="Strong_20_Emphasis">Работа с базами данных</text:span>:</text:p>
          <text:list>
            <text:list-item>
              <text:p text:style-name="P3">Введение в SQL</text:p>
            </text:list-item>
            <text:list-item>
              <text:p text:style-name="P3">Подключение к базе данных</text:p>
            </text:list-item>
            <text:list-item>
              <text:p text:style-name="P3">Выполнение запросов (SELECT, INSERT, UPDATE, DELETE)</text:p>
            </text:list-item>
            <text:list-item>
              <text:p text:style-name="P3">Защита от SQL-инъекций</text:p>
            </text:list-item>
          </text:list>
        </text:list-item>
        <text:list-item>
          <text:p text:style-name="P2"><text:span text:style-name="Strong_20_Emphasis">Работа с сессиями и куками</text:span>:</text:p>
          <text:list>
            <text:list-item>
              <text:p text:style-name="P3">Создание и управление сессиями</text:p>
            </text:list-item>
            <text:list-item>
              <text:p text:style-name="P3">Использование куков для хранения информации на клиентской стороне</text:p>
            </text:list-item>
          </text:list>
        </text:list-item>
        <text:list-item>
          <text:p text:style-name="P2"><text:span text:style-name="Strong_20_Emphasis">Работа с HTTP-запросами и ответами</text:span>:</text:p>
          <text:list>
            <text:list-item>
              <text:p text:style-name="P3">Получение данных из запросов (GET, POST)</text:p>
            </text:list-item>
            <text:list-item>
              <text:p text:style-name="P3">Отправка HTTP-заголовков</text:p>
            </text:list-item>
            <text:list-item>
              <text:p text:style-name="P3">Работа с сессиями и куками</text:p>
            </text:list-item>
          </text:list>
        </text:list-item>
        <text:list-item>
          <text:p text:style-name="P2"><text:span text:style-name="Strong_20_Emphasis">ООП в PHP</text:span>:</text:p>
          <text:list>
            <text:list-item>
              <text:p text:style-name="P3">Классы и объекты</text:p>
            </text:list-item>
            <text:list-item>
              <text:p text:style-name="P3">Наследование и полиморфизм</text:p>
            </text:list-item>
            <text:list-item>
              <text:p text:style-name="P3">Интерфейсы и абстрактные классы</text:p>
            </text:list-item>
          </text:list>
        </text:list-item>
        <text:list-item>
          <text:p text:style-name="P2"><text:span text:style-name="Strong_20_Emphasis">Работа с XML и JSON</text:span>:</text:p>
          <text:list>
            <text:list-item>
              <text:p text:style-name="P3">Парсинг и генерация XML и JSON</text:p>
            </text:list-item>
            <text:list-item>
              <text:p text:style-name="P3">Взаимодействие с API, возвращающими данные в формате XML или JSON</text:p>
            </text:list-item>
          </text:list>
        </text:list-item>
        <text:list-item>
          <text:p text:style-name="P2"><text:span text:style-name="Strong_20_Emphasis">Фреймворки PHP</text:span>:</text:p>
          <text:list>
            <text:list-item>
              <text:p text:style-name="P3">Изучение популярных фреймворков (например, Laravel, Symfony, Yii)</text:p>
            </text:list-item>
            <text:list-item>
              <text:p text:style-name="P3">Разработка приложений с использованием фреймворков</text:p>
            </text:list-item>
          </text:list>
        </text:list-item>
        <text:list-item>
          <text:p text:style-name="P2"><text:span text:style-name="Strong_20_Emphasis">Безопасность веб-приложений</text:span>:</text:p>
          <text:list>
            <text:list-item>
              <text:p text:style-name="P3">Защита от XSS, CSRF, инъекций и других атак</text:p>
            </text:list-item>
            <text:list-item>
              <text:p text:style-name="P3">Применение принципов безопасности при разработке</text:p>
            </text:list-item>
          </text:list>
        </text:list-item>
        <text:list-item>
          <text:p text:style-name="P2"><text:span text:style-name="Strong_20_Emphasis">Отладка и профилирование</text:span>:</text:p>
          <text:list>
            <text:list-item>
              <text:p text:style-name="P3"><text:soft-page-break/>Использование отладчика</text:p>
            </text:list-item>
            <text:list-item>
              <text:p text:style-name="P3">Профилирование кода для оптимизации производительности</text:p>
            </text:list-item>
          </text:list>
        </text:list-item>
        <text:list-item>
          <text:p text:style-name="P2"><text:span text:style-name="Strong_20_Emphasis">Интеграция с другими технологиями</text:span>:</text:p>
          <text:list>
            <text:list-item>
              <text:p text:style-name="P3">Взаимодействие с JavaScript (AJAX)</text:p>
            </text:list-item>
            <text:list-item>
              <text:p text:style-name="P2">Работа с API (RESTful и SOAP)</text:p>
            </text:list-item>
          </text:list>
        </text:list-item>
      </text:list>
      <text:p text:style-name="Text_20_body">Это обширный список, который позволит вам полноценно понять PHP и использовать его для разработки динамических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5-01T01:20:48.64</dc:date>
    <meta:document-statistic meta:table-count="0" meta:image-count="0" meta:object-count="0" meta:page-count="2" meta:paragraph-count="50" meta:word-count="276" meta:character-count="1687"/>
    <dc:creator>Dima Wide</dc:creator>
    <meta:user-defined meta:name="Info 1"/>
    <meta:user-defined meta:name="Info 2"/>
    <meta:user-defined meta:name="Info 3"/>
    <meta:user-defined meta:name="Info 4"/>
  </office:meta>
</office:document-meta>
</file>